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e3e3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e3e3e3"/>
    </style:style>
    <style:style style:name="P3" style:family="paragraph" style:parent-style-name="Text_20_body" style:list-style-name="L1">
      <style:paragraph-properties fo:padding="0.049cm" fo:border="0.06pt solid #e3e3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e3e3e3"/>
    </style:style>
    <style:style style:name="P5" style:family="paragraph" style:parent-style-name="Text_20_body" style:list-style-name="L2">
      <style:paragraph-properties fo:padding="0.049cm" fo:border="0.06pt solid #e3e3e3"/>
    </style:style>
    <style:style style:name="P6" style:family="paragraph" style:parent-style-name="Text_20_body" style:list-style-name="L3">
      <style:paragraph-properties fo:margin-top="0cm" fo:margin-bottom="0cm" style:contextual-spacing="false" fo:padding="0.049cm" fo:border="0.06pt solid #e3e3e3"/>
    </style:style>
    <style:style style:name="P7" style:family="paragraph" style:parent-style-name="Text_20_body" style:list-style-name="L3">
      <style:paragraph-properties fo:padding="0.049cm" fo:border="0.06pt solid #e3e3e3"/>
    </style:style>
    <style:style style:name="P8" style:family="paragraph" style:parent-style-name="Text_20_body" style:list-style-name="L4">
      <style:paragraph-properties fo:margin-top="0cm" fo:margin-bottom="0cm" style:contextual-spacing="false" fo:padding="0.049cm" fo:border="0.06pt solid #e3e3e3"/>
    </style:style>
    <style:style style:name="P9" style:family="paragraph" style:parent-style-name="Text_20_body" style:list-style-name="L4">
      <style:paragraph-properties fo:padding="0.049cm" fo:border="0.06pt solid #e3e3e3"/>
    </style:style>
    <style:style style:name="P10" style:family="paragraph" style:parent-style-name="Text_20_body" style:list-style-name="L5">
      <style:paragraph-properties fo:margin-top="0cm" fo:margin-bottom="0cm" style:contextual-spacing="false" fo:padding="0.049cm" fo:border="0.06pt solid #e3e3e3"/>
    </style:style>
    <style:style style:name="P11" style:family="paragraph" style:parent-style-name="Text_20_body" style:list-style-name="L5">
      <style:paragraph-properties fo:padding="0.049cm" fo:border="0.06pt solid #e3e3e3"/>
    </style:style>
    <style:style style:name="T1" style:family="text">
      <style:text-properties loext:padding="0.049cm" loext:border="0.06pt solid #e3e3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INTERVIEW QUESTIONS</text:span></text:span></text:p>
      <text:p text:style-name="P1"><text:span text:style-name="Strong_20_Emphasis"><text:span text:style-name="T1">1. What are the differences between ANT and Maven?</text:span></text:span></text:p>
      <text:list xml:id="list2946757558" text:style-name="L1">
        <text:list-item>
          <text:p text:style-name="P2">ANT is a low-level build tool, while Maven is a high-level build tool.</text:p>
        </text:list-item>
        <text:list-item>
          <text:p text:style-name="P2">ANT requires more time for build and deployment compared to Maven.</text:p>
        </text:list-item>
        <text:list-item>
          <text:p text:style-name="P3">Maven requires very little time for build and deployment.</text:p>
        </text:list-item>
      </text:list>
      <text:p text:style-name="P1"><text:span text:style-name="Strong_20_Emphasis"><text:span text:style-name="T1">2. How do you create a jar/war file in Maven?</text:span></text:span> To create a jar or war file in Maven, you can use the <text:span text:style-name="Source_20_Text"><text:span text:style-name="T1">mvn package</text:span></text:span> command. This command compiles the source code, runs the tests, and packages the project into a jar or war file depending on the project type.</text:p>
      <text:p text:style-name="P1"><text:span text:style-name="Strong_20_Emphasis"><text:span text:style-name="T1">3. What is the difference between </text:span></text:span><text:span text:style-name="Strong_20_Emphasis"><text:span text:style-name="Source_20_Text"><text:span text:style-name="T1">mvn deploy</text:span></text:span></text:span><text:span text:style-name="Strong_20_Emphasis"><text:span text:style-name="T1"> and </text:span></text:span><text:span text:style-name="Strong_20_Emphasis"><text:span text:style-name="Source_20_Text"><text:span text:style-name="T1">mvn install</text:span></text:span></text:span><text:span text:style-name="Strong_20_Emphasis"><text:span text:style-name="T1">?</text:span></text:span></text:p>
      <text:list xml:id="list615283033" text:style-name="L2">
        <text:list-item>
          <text:p text:style-name="P4"><text:span text:style-name="Source_20_Text"><text:span text:style-name="T1">mvn deploy</text:span></text:span>: Deploys the built artifact to a remote repository, typically used to share artifacts with other developers or teams.</text:p>
        </text:list-item>
        <text:list-item>
          <text:p text:style-name="P5"><text:span text:style-name="Source_20_Text"><text:span text:style-name="T1">mvn install</text:span></text:span>: Installs the built artifact into the local repository, making it available for use by other projects on the same machine.</text:p>
        </text:list-item>
      </text:list>
      <text:p text:style-name="P1"><text:span text:style-name="Strong_20_Emphasis"><text:span text:style-name="T1">4. Can you explain Maven's lifecycle?</text:span></text:span></text:p>
      <text:list xml:id="list1969080140" text:style-name="L3">
        <text:list-item>
          <text:p text:style-name="P6"><text:span text:style-name="Source_20_Text"><text:span text:style-name="T1">validate</text:span></text:span>: Validates the project is correct and all necessary information is available.</text:p>
        </text:list-item>
        <text:list-item>
          <text:p text:style-name="P6"><text:span text:style-name="Source_20_Text"><text:span text:style-name="T1">compile</text:span></text:span>: Compiles the source code of the project.</text:p>
        </text:list-item>
        <text:list-item>
          <text:p text:style-name="P6"><text:span text:style-name="Source_20_Text"><text:span text:style-name="T1">test</text:span></text:span>: Runs unit tests using a suitable unit testing framework.</text:p>
        </text:list-item>
        <text:list-item>
          <text:p text:style-name="P6"><text:span text:style-name="Source_20_Text"><text:span text:style-name="T1">package</text:span></text:span>: Packages the compiled code into a distributable format, such as a jar or war.</text:p>
        </text:list-item>
        <text:list-item>
          <text:p text:style-name="P6"><text:span text:style-name="Source_20_Text"><text:span text:style-name="T1">install</text:span></text:span>: Installs the package into the local repository, making it available for other projects.</text:p>
        </text:list-item>
        <text:list-item>
          <text:p text:style-name="P7"><text:span text:style-name="Source_20_Text"><text:span text:style-name="T1">deploy</text:span></text:span>: Copies the final package to the remote repository for sharing with other developers and projects.</text:p>
        </text:list-item>
      </text:list>
      <text:p text:style-name="P1"><text:span text:style-name="Strong_20_Emphasis"><text:span text:style-name="T1">5. What is Maven? Why we use Maven?</text:span></text:span> Maven is a build automation tool used primarily for Java projects. It provides a standard way to build, test, and deploy projects, managing project dependencies and lifecycle.</text:p>
      <text:p text:style-name="P1"><text:span text:style-name="Strong_20_Emphasis"><text:span text:style-name="T1">6. While building the project, you get an error saying some jar file is missing. how do you add that?</text:span></text:span> To add a missing jar file, you can include the dependency in the project's <text:span text:style-name="Source_20_Text"><text:span text:style-name="T1">pom.xml</text:span></text:span> file under the <text:span text:style-name="Source_20_Text"><text:span text:style-name="T1">&lt;dependencies&gt;</text:span></text:span> section. Maven will automatically download and include the required jar file during the build process.</text:p>
      <text:p text:style-name="P1"><text:span text:style-name="Strong_20_Emphasis"><text:span text:style-name="T1">7. What is groupId, artifactId, and Version in Maven?</text:span></text:span></text:p>
      <text:list xml:id="list342969943" text:style-name="L4">
        <text:list-item>
          <text:p text:style-name="P8"><text:span text:style-name="Source_20_Text"><text:span text:style-name="T1">groupId</text:span></text:span>: The unique identifier of the project's group or organization.</text:p>
        </text:list-item>
        <text:list-item>
          <text:p text:style-name="P8"><text:span text:style-name="Source_20_Text"><text:span text:style-name="T1">artifactId</text:span></text:span>: The unique identifier of the project or module.</text:p>
        </text:list-item>
        <text:list-item>
          <text:p text:style-name="P9"><text:span text:style-name="Source_20_Text"><text:span text:style-name="T1">version</text:span></text:span>: The version number of the project or module.</text:p>
        </text:list-item>
      </text:list>
      <text:p text:style-name="P1"><text:soft-page-break/><text:span text:style-name="Strong_20_Emphasis"><text:span text:style-name="T1">8. What are the Maven coordinates?</text:span></text:span> Maven coordinates consist of the <text:span text:style-name="Source_20_Text"><text:span text:style-name="T1">groupId</text:span></text:span>, <text:span text:style-name="Source_20_Text"><text:span text:style-name="T1">artifactId</text:span></text:span>, and <text:span text:style-name="Source_20_Text"><text:span text:style-name="T1">version</text:span></text:span> of a project or module, used to uniquely identify artifacts in a repository.</text:p>
      <text:p text:style-name="P1"><text:span text:style-name="Strong_20_Emphasis"><text:span text:style-name="T1">9. What are the mandatory attributes in pom.xml?</text:span></text:span> Some mandatory attributes in the <text:span text:style-name="Source_20_Text"><text:span text:style-name="T1">pom.xml</text:span></text:span> file include <text:span text:style-name="Source_20_Text"><text:span text:style-name="T1">groupId</text:span></text:span>, <text:span text:style-name="Source_20_Text"><text:span text:style-name="T1">artifactId</text:span></text:span>, and <text:span text:style-name="Source_20_Text"><text:span text:style-name="T1">version</text:span></text:span>.</text:p>
      <text:p text:style-name="P1"><text:span text:style-name="Strong_20_Emphasis"><text:span text:style-name="T1">10. What is the difference between 1.0-SNAPSHOT(SNAPSHOT) version and 1.0-RELEASE(RELEASE) version?</text:span></text:span> - <text:span text:style-name="Source_20_Text"><text:span text:style-name="T1">1.0-SNAPSHOT</text:span></text:span>: Indicates that the project is under active development and may undergo changes. SNAPSHOT versions are not considered stable. - <text:span text:style-name="Source_20_Text"><text:span text:style-name="T1">1.0-RELEASE</text:span></text:span>: Indicates a stable release version of the project.</text:p>
      <text:p text:style-name="P1"><text:span text:style-name="Strong_20_Emphasis"><text:span text:style-name="T1">11. What is the default naming convention of an artifacts(jar/war) in Maven?</text:span></text:span> By default, Maven uses the `&lt;artifactId&gt;-</text:p>
      <text:p text:style-name="P1">12. <text:span text:style-name="Strong_20_Emphasis"><text:span text:style-name="T1">Generating a site in Maven:</text:span></text:span> To generate a site in Maven, you can use the <text:span text:style-name="Source_20_Text"><text:span text:style-name="T1">mvn site</text:span></text:span> command. This command generates a set of HTML files documenting information about the project, including project reports, dependencies, and plugins.</text:p>
      <text:list xml:id="list1064645745" text:style-name="L5">
        <text:list-item>
          <text:p text:style-name="P11"><text:span text:style-name="Strong_20_Emphasis"><text:span text:style-name="T1">Running a clean build in Maven:</text:span></text:span> To run a clean build in Maven, you can use the <text:span text:style-name="Source_20_Text"><text:span text:style-name="T1">mvn clean install</text:span></text:span> command. This command cleans the project by deleting the target directory and then performs a fresh build, compiling the source code, running tests, and packaging the project.</text:p>
        </text:list-item>
        <text:list-item>
          <text:p text:style-name="P11"><text:span text:style-name="Strong_20_Emphasis"><text:span text:style-name="T1">Adding a dependency in Maven </text:span></text:span><text:span text:style-name="Strong_20_Emphasis"><text:span text:style-name="Source_20_Text"><text:span text:style-name="T1">pom.xml</text:span></text:span></text:span><text:span text:style-name="Strong_20_Emphasis"><text:span text:style-name="T1">:</text:span></text:span> To add a dependency in Maven, you can include the dependency information in the <text:span text:style-name="Source_20_Text"><text:span text:style-name="T1">&lt;dependencies&gt;</text:span></text:span> section of the <text:span text:style-name="Source_20_Text"><text:span text:style-name="T1">pom.xml</text:span></text:span> file, specifying the <text:span text:style-name="Source_20_Text"><text:span text:style-name="T1">groupId</text:span></text:span>, <text:span text:style-name="Source_20_Text"><text:span text:style-name="T1">artifactId</text:span></text:span>, and <text:span text:style-name="Source_20_Text"><text:span text:style-name="T1">version</text:span></text:span> of the dependency.</text:p>
        </text:list-item>
        <text:list-item>
          <text:p text:style-name="P11"><text:span text:style-name="Strong_20_Emphasis"><text:span text:style-name="T1">Plugin in Maven:</text:span></text:span> A plugin in Maven is a collection of goals or tasks that can be executed to perform specific build tasks, such as compiling code, running tests, or packaging the project.</text:p>
        </text:list-item>
        <text:list-item>
          <text:p text:style-name="P11"><text:span text:style-name="Strong_20_Emphasis"><text:span text:style-name="T1">Default path of artifacts in local repository:</text:span></text:span> The default path of artifacts in the local repository is <text:span text:style-name="Source_20_Text"><text:span text:style-name="T1">&lt;user-home&gt;/.m2/repository</text:span></text:span>.</text:p>
        </text:list-item>
        <text:list-item>
          <text:p text:style-name="P11"><text:span text:style-name="Strong_20_Emphasis"><text:span text:style-name="T1">Creating a project in Maven:</text:span></text:span> To create a project in Maven, you can use the <text:span text:style-name="Source_20_Text"><text:span text:style-name="T1">mvn archetype:generate</text:span></text:span> command, which prompts you to select an archetype (project template) and provides options to customize the project's groupId, artifactId, version, etc.</text:p>
        </text:list-item>
        <text:list-item>
          <text:p text:style-name="P11"><text:span text:style-name="Strong_20_Emphasis"><text:span text:style-name="T1">Different binary repositories and usage:</text:span></text:span> Maven supports various binary repositories, including Maven Central, JCenter, and custom repositories. The choice of repository depends on project requirements and policies.</text:p>
        </text:list-item>
        <text:list-item>
          <text:p text:style-name="P11"><text:span text:style-name="Strong_20_Emphasis"><text:span text:style-name="T1">Customizing the name of the artifact in Maven:</text:span></text:span> You can customize the name of the built artifact in Maven by configuring the <text:span text:style-name="Source_20_Text"><text:span text:style-name="T1">&lt;build&gt;</text:span></text:span> section in the <text:span text:style-name="Source_20_Text"><text:span text:style-name="T1">pom.xml</text:span></text:span> file, specifying the <text:span text:style-name="Source_20_Text"><text:span text:style-name="T1">&lt;finalName&gt;</text:span></text:span> element with the desired name.</text:p>
        </text:list-item>
        <text:list-item>
          <text:p text:style-name="P11"><text:soft-page-break/><text:span text:style-name="Strong_20_Emphasis"><text:span text:style-name="T1">Transitive dependency in Maven:</text:span></text:span> A transitive dependency in Maven is a dependency of a project's direct dependency. Maven automatically resolves transitive dependencies, ensuring that all required dependencies are included in the build.</text:p>
        </text:list-item>
        <text:list-item>
          <text:p text:style-name="P11"><text:span text:style-name="Strong_20_Emphasis"><text:span text:style-name="T1">Significance of scope parameter in dependency section:</text:span></text:span> The <text:span text:style-name="Source_20_Text"><text:span text:style-name="T1">scope</text:span></text:span> parameter in the dependency section specifies the visibility and accessibility of the dependency during different phases of the Maven build lifecycle.</text:p>
        </text:list-item>
        <text:list-item>
          <text:p text:style-name="P11"><text:span text:style-name="Strong_20_Emphasis"><text:span text:style-name="T1">Different scopes in Maven:</text:span></text:span></text:p>
          <text:list>
            <text:list-item>
              <text:p text:style-name="P10"><text:span text:style-name="Source_20_Text"><text:span text:style-name="T1">compile</text:span></text:span>: Dependencies required for compiling the main source code.</text:p>
            </text:list-item>
            <text:list-item>
              <text:p text:style-name="P10"><text:span text:style-name="Source_20_Text"><text:span text:style-name="T1">provided</text:span></text:span>: Dependencies provided by the JDK or container at runtime.</text:p>
            </text:list-item>
            <text:list-item>
              <text:p text:style-name="P10"><text:span text:style-name="Source_20_Text"><text:span text:style-name="T1">runtime</text:span></text:span>: Dependencies required for running the application but not for compiling.</text:p>
            </text:list-item>
            <text:list-item>
              <text:p text:style-name="P10"><text:span text:style-name="Source_20_Text"><text:span text:style-name="T1">test</text:span></text:span>: Dependencies required for compiling and running tests but not for the application's runtime.</text:p>
            </text:list-item>
          </text:list>
        </text:list-item>
        <text:list-item>
          <text:p text:style-name="P11"><text:span text:style-name="Strong_20_Emphasis"><text:span text:style-name="T1">Contents of the target folder:</text:span></text:span> The target folder contains the output of the Maven build process, including compiled classes, packaged artifacts (jar, war), test reports, and other build-related files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3:25:06.995799660</meta:creation-date>
    <dc:date>2024-04-27T13:26:26.285305938</dc:date>
    <meta:editing-duration>PT1M22S</meta:editing-duration>
    <meta:editing-cycles>1</meta:editing-cycles>
    <meta:document-statistic meta:table-count="0" meta:image-count="0" meta:object-count="0" meta:page-count="3" meta:paragraph-count="42" meta:word-count="901" meta:character-count="5632" meta:non-whitespace-character-count="4802"/>
    <meta:generator>LibreOffice/7.3.7.2$Linux_X86_64 LibreOffice_project/30$Build-2</meta:generator>
  </office:meta>
</office:document-meta>
</file>